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3.5cm" svg:height="1.3cm" svg:x="9.4cm" svg:y="2.8cm">
          <text:p text:style-name="P1">Turista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3cm" svg:height="1.3cm" svg:x="14.7cm" svg:y="0.9cm">
          <text:p text:style-name="P1"><text:span text:style-name="T1">R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.5cm" svg:height="1cm" svg:x="14.9cm" svg:y="2.7cm">
          <text:p text:style-name="P1">Nomb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3.9cm" svg:height="1.1cm" svg:x="15.1cm" svg:y="4.1cm">
          <text:p text:style-name="P1">a_patern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4cm" svg:height="1.3cm" svg:x="15.2cm" svg:y="5.5cm">
          <text:p text:style-name="P1">a_matern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8cm" svg:height="1.2cm" svg:x="15.6cm" svg:y="7.2cm">
          <text:p text:style-name="P1">Pa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3.9cm" svg:height="1.6cm" svg:x="15.5cm" svg:y="8.8cm">
          <text:p text:style-name="P1">cod_post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2.9cm" svg:y1="3.45cm" svg:x2="14.7cm" svg:y2="1.55cm" draw:start-shape="id1" draw:start-glue-point="1" draw:end-shape="id2" draw:end-glue-point="6" svg:d="M12900 3450h900v-1900h900" svg:viewBox="0 0 1801 1901">
          <text:p/>
        </draw:connector>
        <draw:connector draw:style-name="gr2" draw:text-style-name="P1" draw:layer="layout" svg:x1="12.9cm" svg:y1="3.45cm" svg:x2="14.9cm" svg:y2="3.2cm" draw:start-shape="id1" draw:start-glue-point="1" draw:end-shape="id3" draw:end-glue-point="6" svg:d="M12900 3450h1000v-250h1000" svg:viewBox="0 0 2001 251">
          <text:p/>
        </draw:connector>
        <draw:connector draw:style-name="gr2" draw:text-style-name="P1" draw:layer="layout" svg:x1="12.9cm" svg:y1="3.45cm" svg:x2="15.1cm" svg:y2="4.65cm" draw:start-shape="id1" draw:start-glue-point="1" draw:end-shape="id4" draw:end-glue-point="6" svg:d="M12900 3450h1100v1200h1100" svg:viewBox="0 0 2201 1201">
          <text:p/>
        </draw:connector>
        <draw:connector draw:style-name="gr2" draw:text-style-name="P1" draw:layer="layout" svg:x1="12.9cm" svg:y1="3.45cm" svg:x2="15.2cm" svg:y2="6.15cm" draw:start-shape="id1" draw:start-glue-point="1" draw:end-shape="id5" draw:end-glue-point="6" svg:d="M12900 3450h1150v2700h1150" svg:viewBox="0 0 2301 2701">
          <text:p/>
        </draw:connector>
        <draw:connector draw:style-name="gr2" draw:text-style-name="P1" draw:layer="layout" svg:x1="12.9cm" svg:y1="3.45cm" svg:x2="15.5cm" svg:y2="9.6cm" draw:start-shape="id1" draw:start-glue-point="1" draw:end-shape="id6" draw:end-glue-point="6" svg:d="M12900 3450h1300v6150h1300" svg:viewBox="0 0 2601 6151">
          <text:p/>
        </draw:connector>
        <draw:connector draw:style-name="gr2" draw:text-style-name="P1" draw:layer="layout" svg:x1="12.9cm" svg:y1="3.45cm" svg:x2="15.6cm" svg:y2="7.8cm" draw:start-shape="id1" draw:start-glue-point="1" draw:end-shape="id7" draw:end-glue-point="6" svg:d="M12900 3450h1350v4350h1350" svg:viewBox="0 0 2701 4351">
          <text:p/>
        </draw:connector>
        <draw:custom-shape draw:style-name="gr1" draw:text-style-name="P1" xml:id="id8" draw:id="id8" draw:layer="layout" svg:width="4.8cm" svg:height="3.6cm" svg:x="6.7cm" svg:y="7.9cm">
          <text:p text:style-name="P1">visit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1.15cm" svg:y1="4.1cm" svg:x2="9.1cm" svg:y2="7.9cm" draw:start-shape="id1" draw:start-glue-point="2" draw:end-shape="id8" draw:end-glue-point="4" svg:d="M11150 4100v1900h-2050v1900" svg:viewBox="0 0 2051 3801">
          <text:p/>
        </draw:connector>
        <draw:custom-shape draw:style-name="gr1" draw:text-style-name="P1" xml:id="id9" draw:id="id9" draw:layer="layout" svg:width="5.4cm" svg:height="1.4cm" svg:x="3.4cm" svg:y="15.8cm">
          <text:p text:style-name="P1">lugar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9.1cm" svg:y1="11.5cm" svg:x2="6.1cm" svg:y2="15.8cm" draw:start-shape="id8" draw:start-glue-point="6" draw:end-shape="id9" draw:end-glue-point="0" svg:d="M9100 11500v2151h-3000v2149" svg:viewBox="0 0 3001 4301">
          <text:p/>
        </draw:connector>
        <draw:custom-shape draw:style-name="gr1" draw:text-style-name="P1" xml:id="id10" draw:id="id10" draw:layer="layout" svg:width="3.5cm" svg:height="3.2cm" svg:x="12cm" svg:y="14.8cm">
          <text:p text:style-name="P1">pose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8.8cm" svg:y1="16.5cm" svg:x2="12cm" svg:y2="16.4cm" draw:start-shape="id9" draw:start-glue-point="1" draw:end-shape="id10" draw:end-glue-point="5" svg:d="M8800 16500h1600v-100h1600" svg:viewBox="0 0 3201 101">
          <text:p/>
        </draw:connector>
        <draw:custom-shape draw:style-name="gr1" draw:text-style-name="P2" xml:id="id18" draw:id="id18" draw:layer="layout" svg:width="2.7cm" svg:height="1.6cm" svg:x="2.2cm" svg:y="19.5cm">
          <text:p text:style-name="P2"><text:span text:style-name="T1">id_lug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3.3cm" svg:height="1.9cm" svg:x="2.2cm" svg:y="22.3cm">
          <text:p text:style-name="P1">nomb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21" draw:id="id21" draw:layer="layout" svg:width="3.4cm" svg:height="1.7cm" svg:x="2.4cm" svg:y="25.2cm">
          <text:p text:style-name="P3"><text:span text:style-name="T2">cod_post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3.9cm" svg:height="1.8cm" svg:x="6.5cm" svg:y="22.4cm">
          <text:p text:style-name="P1">ciud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6.1cm" svg:height="2.3cm" svg:x="21.4cm" svg:y="14.7cm">
          <text:p text:style-name="P1">direcció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5.5cm" svg:y1="16.4cm" svg:x2="21.4cm" svg:y2="15.85cm" draw:start-shape="id10" draw:start-glue-point="7" draw:end-shape="id11" draw:end-glue-point="3" svg:d="M15500 16400h2951v-550h2949" svg:viewBox="0 0 5901 551">
          <text:p/>
        </draw:connector>
        <draw:custom-shape draw:style-name="gr1" draw:text-style-name="P2" xml:id="id12" draw:id="id12" draw:layer="layout" svg:width="4.3cm" svg:height="1.8cm" svg:x="24.6cm" svg:y="9.7cm">
          <text:p text:style-name="P1"><text:span text:style-name="T1">nume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4.3cm" svg:height="1.8cm" svg:x="26.7cm" svg:y="11.9cm">
          <text:p text:style-name="P1">sec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4.6cm" svg:y1="10.6cm" svg:x2="24.45cm" svg:y2="14.7cm" draw:start-shape="id12" draw:start-glue-point="6" draw:end-shape="id11" draw:end-glue-point="0" svg:d="M24600 10600h-501v2501h351v1599" svg:viewBox="0 0 502 4101">
          <text:p/>
        </draw:connector>
        <draw:connector draw:style-name="gr2" draw:text-style-name="P1" draw:layer="layout" svg:x1="26.7cm" svg:y1="12.8cm" svg:x2="24.45cm" svg:y2="14.7cm" draw:start-shape="id13" draw:start-glue-point="6" draw:end-shape="id11" draw:end-glue-point="0" svg:d="M26700 12800h-2250v1900" svg:viewBox="0 0 2251 1901">
          <text:p/>
        </draw:connector>
        <draw:custom-shape draw:style-name="gr1" draw:text-style-name="P1" xml:id="id14" draw:id="id14" draw:layer="layout" svg:width="3.4cm" svg:height="3.3cm" svg:x="30.5cm" svg:y="16.4cm">
          <text:p text:style-name="P1">Tie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5" draw:id="id15" draw:layer="layout" svg:width="5.6cm" svg:height="1.7cm" svg:x="28.9cm" svg:y="22.2cm">
          <text:p text:style-name="P1">NombreCall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7.5cm" svg:y1="15.85cm" svg:x2="32.2cm" svg:y2="16.4cm" draw:start-shape="id11" draw:start-glue-point="1" draw:end-shape="id14" draw:end-glue-point="4" svg:d="M27500 15850h4700v550" svg:viewBox="0 0 4701 551">
          <text:p/>
        </draw:connector>
        <draw:connector draw:style-name="gr2" draw:text-style-name="P1" draw:layer="layout" svg:x1="32.2cm" svg:y1="19.7cm" svg:x2="31.7cm" svg:y2="22.2cm" draw:start-shape="id14" draw:start-glue-point="6" draw:end-shape="id15" draw:end-glue-point="0" svg:d="M32200 19700v1251h-500v1249" svg:viewBox="0 0 501 2501">
          <text:p/>
        </draw:connector>
        <draw:custom-shape draw:style-name="gr1" draw:text-style-name="P2" xml:id="id17" draw:id="id17" draw:layer="layout" svg:width="3.7cm" svg:height="1.5cm" svg:x="36.5cm" svg:y="23.3cm">
          <text:p text:style-name="P2"><text:span text:style-name="T1">id_cal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3.2cm" svg:height="1.4cm" svg:x="36.6cm" svg:y="21cm">
          <text:p text:style-name="P1">nomb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4.5cm" svg:y1="23.05cm" svg:x2="36.6cm" svg:y2="21.7cm" draw:start-shape="id15" draw:start-glue-point="1" draw:end-shape="id16" draw:end-glue-point="6" svg:d="M34500 23050h1050v-1350h1050" svg:viewBox="0 0 2101 1351">
          <text:p/>
        </draw:connector>
        <draw:connector draw:style-name="gr2" draw:text-style-name="P1" draw:layer="layout" svg:x1="34.5cm" svg:y1="23.05cm" svg:x2="36.5cm" svg:y2="24.05cm" draw:start-shape="id15" draw:start-glue-point="1" draw:end-shape="id17" draw:end-glue-point="6" svg:d="M34500 23050h1000v1000h1000" svg:viewBox="0 0 2001 1001">
          <text:p/>
        </draw:connector>
        <draw:connector draw:style-name="gr2" draw:text-style-name="P1" draw:layer="layout" svg:x1="3.55cm" svg:y1="19.5cm" svg:x2="6.1cm" svg:y2="17.2cm" draw:start-shape="id18" draw:start-glue-point="4" draw:end-shape="id9" draw:end-glue-point="2" svg:d="M3550 19500v-1150h2550v-1150" svg:viewBox="0 0 2551 2301">
          <text:p/>
        </draw:connector>
        <draw:connector draw:style-name="gr2" draw:text-style-name="P1" draw:layer="layout" svg:x1="5.017cm" svg:y1="22.578cm" svg:x2="6.1cm" svg:y2="17.2cm" draw:start-shape="id19" draw:start-glue-point="11" draw:end-shape="id9" draw:end-glue-point="2" svg:d="M5017 22578v-2828h1083v-2550" svg:viewBox="0 0 1084 5379">
          <text:p/>
        </draw:connector>
        <draw:connector draw:style-name="gr2" draw:text-style-name="P1" draw:layer="layout" svg:x1="7.071cm" svg:y1="22.663cm" svg:x2="6.1cm" svg:y2="17.2cm" draw:start-shape="id20" draw:start-glue-point="5" draw:end-shape="id9" draw:end-glue-point="2" svg:d="M7071 22663v-2863h-971v-2600" svg:viewBox="0 0 972 5464">
          <text:p/>
        </draw:connector>
        <draw:connector draw:style-name="gr2" draw:text-style-name="P1" draw:layer="layout" svg:x1="5.302cm" svg:y1="25.449cm" svg:x2="6.1cm" svg:y2="17.2cm" draw:start-shape="id21" draw:start-glue-point="11" draw:end-shape="id9" draw:end-glue-point="2" svg:d="M5302 25449v-4249h798v-4000" svg:viewBox="0 0 799 8250">
          <text:p/>
        </draw:connector>
        <draw:custom-shape draw:style-name="gr1" draw:text-style-name="P1" xml:id="id28" draw:id="id28" draw:layer="layout" svg:width="2.835cm" svg:height="1.995cm" draw:transform="rotate (3.1079077990263) translate (19.033cm 24.1cm)">
          <text:p text:style-name="P1">es</text:p>
          <draw:enhanced-geometry svg:viewBox="0 0 21600 21600" draw:glue-points="?f0 0 ?f1 10800 0 21600 10800 21600 21600 21600 ?f7 10800" draw:text-areas="?f1 10800 ?f2 18000 ?f3 7200 ?f4 21600" draw:type="isosceles-triangle" draw:modifiers="10696.822928238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23" draw:id="id23" draw:layer="layout" svg:width="3.6cm" svg:height="1.3cm" svg:x="13.2cm" svg:y="24cm">
          <text:p text:style-name="P1">microbus</text:p>
          <draw:enhanced-geometry svg:viewBox="0 0 21600 21600" draw:type="rectangle" draw:enhanced-path="M 0 0 L 21600 0 21600 21600 0 21600 0 0 Z N"/>
        </draw:custom-shape>
        <draw:custom-shape draw:style-name="gr1" draw:text-style-name="P1" xml:id="id26" draw:id="id26" draw:layer="layout" svg:width="3.2cm" svg:height="1cm" svg:x="18.95cm" svg:y="24.2cm">
          <text:p text:style-name="P1">colectivo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3.5cm" svg:height="1.4cm" svg:x="10.9cm" svg:y="26.3cm">
          <text:p text:style-name="P1"><text:span text:style-name="T1">paten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" draw:id="id24" draw:layer="layout" svg:width="3.2cm" svg:height="1.2cm" svg:x="13.2cm" svg:y="27.7cm">
          <text:p text:style-name="P1">line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5" draw:id="id25" draw:layer="layout" svg:width="3.2cm" svg:height="1.5cm" svg:x="20.45cm" svg:y="25.9cm">
          <text:p text:style-name="P2"><text:span text:style-name="T1">paten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7" draw:id="id27" draw:layer="layout" svg:width="3.1cm" svg:height="1.3cm" svg:x="19.9cm" svg:y="27.7cm">
          <text:p text:style-name="P1">line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2.65cm" svg:y1="26.3cm" svg:x2="13.2cm" svg:y2="24.65cm" draw:start-shape="id22" draw:start-glue-point="4" draw:end-shape="id23" draw:end-glue-point="3" svg:d="M12650 26300v-1650h550" svg:viewBox="0 0 551 1651">
          <text:p/>
        </draw:connector>
        <draw:connector draw:style-name="gr2" draw:text-style-name="P1" draw:layer="layout" svg:x1="14.8cm" svg:y1="27.7cm" svg:x2="15cm" svg:y2="25.3cm" draw:start-shape="id24" draw:start-glue-point="4" draw:end-shape="id23" draw:end-glue-point="2" svg:d="M14800 27700v-1200h200v-1200" svg:viewBox="0 0 201 2401">
          <text:p/>
        </draw:connector>
        <draw:connector draw:style-name="gr2" draw:text-style-name="P1" draw:layer="layout" svg:x1="22.05cm" svg:y1="25.9cm" svg:x2="20.55cm" svg:y2="25.2cm" draw:start-shape="id25" draw:start-glue-point="4" draw:end-shape="id26" draw:end-glue-point="2" svg:d="M22050 25900v-350h-1500v-350" svg:viewBox="0 0 1501 701">
          <text:p/>
        </draw:connector>
        <draw:connector draw:style-name="gr2" draw:text-style-name="P1" draw:layer="layout" svg:x1="20.354cm" svg:y1="27.89cm" svg:x2="20.55cm" svg:y2="25.2cm" draw:start-shape="id27" draw:start-glue-point="5" draw:end-shape="id26" draw:end-glue-point="2" svg:d="M20354 27890v-1440h196v-1250" svg:viewBox="0 0 197 2691">
          <text:p/>
        </draw:connector>
        <draw:connector draw:style-name="gr2" draw:text-style-name="P1" draw:layer="layout" svg:x1="15cm" svg:y1="24cm" svg:x2="16.951cm" svg:y2="23.035cm" draw:start-shape="id23" draw:start-glue-point="0" draw:end-shape="id28" draw:end-glue-point="9" svg:d="M15000 24000v-965h1951" svg:viewBox="0 0 1952 966">
          <text:p/>
        </draw:connector>
        <draw:connector draw:style-name="gr2" draw:text-style-name="P1" draw:layer="layout" svg:x1="20.55cm" svg:y1="24.2cm" svg:x2="18.369cm" svg:y2="23.083cm" draw:start-shape="id26" draw:start-glue-point="0" draw:end-shape="id28" draw:end-glue-point="5" svg:d="M20550 24200v-1117h-2181" svg:viewBox="0 0 2182 1118">
          <text:p/>
        </draw:connector>
        <draw:custom-shape draw:style-name="gr1" draw:text-style-name="P1" xml:id="id30" draw:id="id30" draw:layer="layout" svg:width="4.2cm" svg:height="2.6cm" svg:x="22.4cm" svg:y="19.1cm">
          <text:p text:style-name="P1">recorr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9" draw:id="id29" draw:layer="layout" svg:width="5cm" svg:height="1.4cm" svg:x="15.6cm" svg:y="19.2cm">
          <text:p text:style-name="P1">locomocio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.1cm" svg:y1="20.6cm" svg:x2="17.687cm" svg:y2="22.062cm" draw:start-shape="id29" draw:start-glue-point="2" draw:end-shape="id28" draw:end-glue-point="7" svg:d="M18100 20600v705h-413v757" svg:viewBox="0 0 414 1463">
          <text:p/>
        </draw:connector>
        <draw:connector draw:style-name="gr2" draw:text-style-name="P1" draw:layer="layout" svg:x1="20.6cm" svg:y1="19.9cm" svg:x2="22.4cm" svg:y2="20.4cm" draw:start-shape="id29" draw:start-glue-point="1" draw:end-shape="id30" draw:end-glue-point="5" svg:d="M20600 19900h900v500h900" svg:viewBox="0 0 1801 501">
          <text:p/>
        </draw:connector>
        <draw:connector draw:style-name="gr2" draw:text-style-name="P1" draw:layer="layout" svg:x1="24.5cm" svg:y1="19.1cm" svg:x2="24.45cm" svg:y2="17cm" draw:start-shape="id30" draw:start-glue-point="4" draw:end-shape="id11" draw:end-glue-point="2" svg:d="M24500 19100v-1050h-50v-1050" svg:viewBox="0 0 51 2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14:27:58.359660700</meta:creation-date>
    <dc:date>2016-11-11T14:42:34.886362826</dc:date>
    <meta:editing-duration>P0D</meta:editing-duration>
    <meta:editing-cycles>1</meta:editing-cycles>
    <meta:document-statistic meta:object-count="59"/>
    <meta:generator>LibreOffice/4.2.8.2$Linux_X86_64 LibreOffice_project/420m0$Build-2</meta:generator>
  </office:meta>
</office:document-meta>
</file>